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.1665in" fo:margin-bottom="0.1665in" loext:contextual-spacing="false" fo:line-height="150%" style:page-number="1"/>
    </style:style>
    <style:style style:name="P2" style:family="paragraph" style:parent-style-name="Standard" style:list-style-name="WWNum1">
      <style:paragraph-properties fo:margin-top="0.1665in" fo:margin-bottom="0in" loext:contextual-spacing="false" fo:line-height="150%" fo:text-align="justify" style:justify-single-word="false"/>
    </style:style>
    <style:style style:name="P3" style:family="paragraph" style:parent-style-name="Standard" style:list-style-name="WWNum1">
      <style:paragraph-properties fo:margin-top="0in" fo:margin-bottom="0in" loext:contextual-spacing="false" fo:line-height="150%" fo:text-align="justify" style:justify-single-word="false"/>
    </style:style>
    <style:style style:name="P4" style:family="paragraph" style:parent-style-name="Standard" style:list-style-name="WWNum1">
      <style:paragraph-properties fo:margin-top="0in" fo:margin-bottom="0.1665in" loext:contextual-spacing="false" fo:line-height="150%" fo:text-align="justify" style:justify-single-word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202124" fo:font-size="12pt" style:font-size-asian="12pt" style:font-size-complex="12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lossário: 21 itens</text:span></text:p>
      <text:list xml:id="list1632995603" text:style-name="WWNum1">
        <text:list-item>
          <text:p text:style-name="P2"><text:span text:style-name="T1">Aparelho de contenção:</text:span><text:span text:style-name="T2"> serve para conter os dentes em seus devidos lugares, após um tratamento ortodôntico.</text:span></text:p>
        </text:list-item>
        <text:list-item>
          <text:p text:style-name="P3"><text:span text:style-name="T1">Aparelho expansor:</text:span><text:span text:style-name="T2"> auxilia no tratamento de problemas específicos causados pelo estreitamento do palato.</text:span></text:p>
        </text:list-item>
        <text:list-item>
          <text:p text:style-name="P3"><text:span text:style-name="T1">B.T.P (Barra transpalatina):</text:span><text:span text:style-name="T2"> é fixado de molar a molar para que seja corrigido a rotação e a inclinação dos mesmos, auxilia na ancoragem dos dentes e impede a movimentação deles.</text:span></text:p>
        </text:list-item>
        <text:list-item>
          <text:p text:style-name="P3"><text:span text:style-name="T1">Placa de bruxismo: </text:span><text:span text:style-name="T2">é um dispositivo móvel que se ajusta perfeitamente sobre a superfície do sorriso tanto na região superior ou inferior.</text:span></text:p>
        </text:list-item>
        <text:list-item>
          <text:p text:style-name="P3"><text:span text:style-name="T1">Modelo:</text:span><text:span text:style-name="T2"> cópia positiva de gesso da cavidade bucal do paciente.</text:span></text:p>
        </text:list-item>
        <text:list-item>
          <text:p text:style-name="P3"><text:span text:style-name="T1">Palato:</text:span><text:span text:style-name="T2"> é o céu da boca.</text:span></text:p>
        </text:list-item>
        <text:list-item>
          <text:p text:style-name="P3"><text:span text:style-name="T1">Recortador de gesso:</text:span><text:span text:style-name="T3"> </text:span><text:span text:style-name="T2">Utilizado para recortes e acabamento em modelos de gesso.</text:span></text:p>
        </text:list-item>
        <text:list-item>
          <text:p text:style-name="P3"><text:span text:style-name="T1">Odontologia: </text:span><text:span text:style-name="T2">especialidade paramédica dedicada ao estudo e tratamento dos dentes e suas afecções.</text:span></text:p>
        </text:list-item>
        <text:list-item>
          <text:p text:style-name="P3"><text:span text:style-name="T1">Ortodontia: </text:span><text:span text:style-name="T2">especialidade odontológica dedicada a prevenir e corrigir estados de anormalidade no alinhamento dos dentes.</text:span></text:p>
        </text:list-item>
        <text:list-item>
          <text:p text:style-name="P3"><text:span text:style-name="T1">Dentística:</text:span><text:span text:style-name="T2"> especialidade odontológica que realiza procedimentos estéticos, como clareamento e lentes de contato.</text:span></text:p>
        </text:list-item>
        <text:list-item>
          <text:p text:style-name="P3"><text:span text:style-name="T1">CROSP (Conselho Regional de Odontologia de São Paulo): </text:span><text:span text:style-name="T2">é uma autarquia federal que tem como finalidade a fiscalização do exercício profissional e a supervisão do fiel cumprimento do Código de Ética de Odontologia e das demais resoluções, decisões e normas pertinentes.</text:span></text:p>
        </text:list-item>
        <text:list-item>
          <text:p text:style-name="P3"><text:span text:style-name="T1">CIOSP (Congresso Internacional de Odontologia de São Paulo)</text:span><text:span text:style-name="T2">: é um dos maiores eventos de odontologia do mundo.</text:span></text:p>
        </text:list-item>
        <text:list-item>
          <text:p text:style-name="P3"><text:span text:style-name="T1">Coroa: </text:span><text:span text:style-name="T2">é uma cobertura em forma de dente colocada sobre um dente que esteja danificado ou deteriorado. A coroa é feita para parecer um dente. Muitas pessoas chamam de capa. Coroa é também o nome da superfície superior do dente.</text:span></text:p>
        </text:list-item>
        <text:list-item>
          <text:p text:style-name="P3"><text:span text:style-name="T1">Dentadura: </text:span><text:span text:style-name="T2">reposição de dentes faltantes que podem ser retirados e postos de volta na boca. Disponível em conjuntos totais ou parciais, as dentaduras atuais parecem naturais e são confortáveis.</text:span></text:p>
        </text:list-item>
        <text:list-item>
          <text:p text:style-name="P3"><text:span text:style-name="T1">Resina acrílica autopolimerizável: </text:span><text:span text:style-name="T2">possui alta estabilidade dimensional sendo fácil de manipular e polir, sendo atóxica, insípida, inodora e insolúvel a saliva.</text:span></text:p>
        </text:list-item>
        <text:list-item>
          <text:p text:style-name="P3"><text:span text:style-name="T1">Prótese dentária:</text:span><text:span text:style-name="T2"> é a especialidade que tem como objetivo a reconstrução dos dentes parcialmente destruídos ou a reposição de dentes ausentes visando à manutenção das funções do sistema estomatognático, proporcionando ao paciente a função, a saúde, o conforto e a estética.</text:span></text:p>
        </text:list-item>
        <text:list-item>
          <text:p text:style-name="P3"><text:span text:style-name="T1">Próteses parciais:</text:span><text:span text:style-name="T2"> próteses parciais são usadas por pessoas que perderam um ou mais dentes em uma área na boca. As próteses parciais contém dentes artificiais e possuem uma estrutura metálica coberta por uma base rosa acrílica para se parecer com o tecido da gengiva. As dentaduras parciais geralmente unem-se aos dentes naturais existentes com grampos de metal.</text:span></text:p>
        </text:list-item>
        <text:list-item>
          <text:p text:style-name="P3"><text:span text:style-name="T1">Pontes</text:span><text:span text:style-name="T2">: são próteses dentárias removíveis, para a substituição de um ou mais dentes perdidos. As pontes podem ser apoiadas em dentes naturais, implantes ou a combinação de dentes e implantes.k</text:span></text:p>
        </text:list-item>
        <text:list-item>
          <text:p text:style-name="P3"><text:span text:style-name="T1">Retrognatismo:</text:span><text:span text:style-name="T2"> uma condição, às vezes chamada de "dentes salientes" onde os dentes superiores frontais se inclinam muito para frente sobre os dentes inferiores. Isso pode ser corrigido por um ortodontista.</text:span></text:p>
        </text:list-item>
        <text:list-item>
          <text:p text:style-name="P3"><text:span text:style-name="T1">Prognatismo: </text:span><text:span text:style-name="T2">é caracterizada quando a mandíbula inferior ultrapassa a superior, causando principalmente problemas na mastigação.</text:span></text:p>
        </text:list-item>
        <text:list-item>
          <text:p text:style-name="P4"><text:span text:style-name="T1">Fechamento</text:span><text:span text:style-name="T2">: ato ou efeito de fechar(-se). Usado no sentido de criar a conclusão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2" meta:word-count="508" meta:character-count="3291" meta:non-whitespace-character-count="2826"/>
    <meta:generator>LibreOfficeDev/6.0.5.2$Linux_X86_64 LibreOffice_project/</meta:generator>
  </office:meta>
</office:document-meta>
</file>